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s Spiel soll vielseitig werden, es soll dynamisch sein und vor allem soll es leicht anpassbar sein. Aus diesem Grund haben wir die Idee "Entwicklung", wie sie in praktisch jedem Strategiespiel zu finden ist, verallgemeinert. </text:p>
      <text:p text:style-name="Standard">In vielen Games ist es so, dass man auf einen "Knopf" drückt, um eine Entwicklung im Gang zu setzen. Die Bedingung ist also, dass man diesen Knopf drückt, um einen Fortschritt zu bekommen. </text:p>
      <text:p text:style-name="Standard">Wenn wir jetzt weiter denken und diese Bedingung verallgemeinern, so haben wir zahlreiche, sogar unendlich viele Möglichkeiten, Fortschritte zu erlangen. </text:p>
      <text:p text:style-name="Standard">Diese Bedingungen werden an den jeweiligen "Objekten" geheftet. Diese Objekte können grob gesagt Gebäude, Figuren, Entwicklungen oder Gegenstände sein. Jedes Gebäude, sagen wir mal eine Schmiede, hat Bedingungen, die erfüllt sein müssen, um erstellt zu werden. Bei einer Schmiede könnten die Bedingungen so aussehen:</text:p>
      <text:p text:style-name="Standard">- Es muss eine Eisenerzmine existieren</text:p>
      <text:p text:style-name="Standard">- Die Entwicklung "Lehm" muss gemacht worden sein</text:p>
      <text:p text:style-name="Standard">- Die Baugesellschaft muss gebaut worden sein</text:p>
      <text:p text:style-name="Standard"/>
      <text:p text:style-name="Standard">Gleiche Denkweisen kann man für jegliche andere Gebäude, Spielfiguren, Entwicklungen oder Gegenstände anwenden. </text:p>
      <text:p text:style-name="Standard"/>
      <text:p text:style-name="Standard"/>
      <text:p text:style-name="Standard"/>
      <text:p text:style-name="Standard">Eine weitere große Idee ist, unterschiedlich zu anderen Strategiespielen, dass man nicht alle Entwicklungen durchführen kann. Sonst sind nach 30 Minuten alle Spieler gleich und die Taktik würde lauten "Nur noch Krieger und dann ab Marsch!". Das entspricht nicht unserer Philosophie der Vielseitigkeit und Dynamik. </text:p>
      <text:p text:style-name="Standard">Aus diesem Grund führen wir, wie oben beschrieben, die Möglichkeit ein, Bedingungen wie folgt aufzuschreiben:<text:line-break/><text:line-break/>Für die Entwicklung "Waffenschmied" in der Schmiede, könnte eine folgende Bedingung aufgestellt werden:<text:line-break/>- Die Entwicklung "Rüstungsschmied" darf nicht gemacht worden sein. </text:p>
      <text:p text:style-name="Standard"/>
      <text:p text:style-name="Standard">Dies kann man sich in vielen Situationen vorstellen, sodass am Ende jeder Spieler eine andere Entwicklungsstrategie durchgeführt hat. Manche Spielen bauen auf passive Abwehr, manche auf aktiven Angriff, andere wiederum stehen mehr auf Magie, und wieder andere haben von allem ein bisschen. </text:p>
      <text:p text:style-name="Standard"/>
      <text:p text:style-name="Standard"/>
      <text:p text:style-name="Standard"/>
      <text:p text:style-name="Standard">Eine dritte Idee in diesem Bereich ist, dass es eine festgelegte (aber einstellbare) Anzahl von Entwicklungen durchgeführt werden können. </text:p>
      <text:p text:style-name="Standard">Willsagen, dass ein Spieler während eines Spiels 80 Entwicklungen durchführen kann, es sind aber 120 möglich. So muss der Spieler klug entscheiden, welche 80 er entwickeln möchte. </text:p>
      <text:p text:style-name="Standard"/>
      <text:p text:style-name="Standard"/>
      <text:p text:style-name="Standard">Mit diesen 3 grundlegenden Ideen ist es möglich, schon bei der Menschenrasse unendlich viele Endsituationen hervorzurufen. Es können sich richtige Taktiken und Strategien entwickeln. Die Spieler können sich auf ein Gebiet spezialisieren, sich während einem Spiel auf seinen Gegner anpassen und vieles meh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19M58S</meta:editing-duration>
    <meta:editing-cycles>3</meta:editing-cycles>
    <meta:generator>OpenOffice.org/3.1$Win32 OpenOffice.org_project/310m19$Build-9420</meta:generator>
    <dc:date>2009-10-11T13:59:23.15</dc:date>
    <meta:document-statistic meta:table-count="0" meta:image-count="0" meta:object-count="0" meta:page-count="1" meta:paragraph-count="14" meta:word-count="379" meta:character-count="2642"/>
    <dc:creator>Manuel Reisch</dc:creator>
    <meta:user-defined meta:name="Info 1"/>
    <meta:user-defined meta:name="Info 2"/>
    <meta:user-defined meta:name="Info 3"/>
    <meta:user-defined meta:name="Info 4"/>
  </office:meta>
</office:document-meta>
</file>